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Bitstream Charter" svg:font-family="'Bitstream Charter'"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778in" fo:margin-left="0.016in" fo:margin-right="0.0063in" table:align="margins" style:writing-mode="lr-tb"/>
    </style:style>
    <style:style style:name="Table1.A" style:family="table-column">
      <style:table-column-properties style:column-width="1.8431in" style:rel-column-width="20205*"/>
    </style:style>
    <style:style style:name="Table1.B" style:family="table-column">
      <style:table-column-properties style:column-width="4.1347in" style:rel-column-width="45330*"/>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style>
    <style:style style:name="P10" style:family="paragraph" style:parent-style-name="Text_20_body">
      <style:text-properties fo:language="en" fo:country="US"/>
    </style:style>
    <style:style style:name="P11" style:family="paragraph" style:parent-style-name="Text_20_body">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size="14pt" fo:language="en" fo:country="US" fo:font-weight="normal" style:font-size-asian="14pt" style:font-weight-asian="normal" style:font-size-complex="14pt" style:font-weight-complex="normal"/>
    </style:style>
    <style:style style:name="P13" style:family="paragraph" style:parent-style-name="Text_20_body">
      <style:text-properties fo:font-size="12pt" fo:language="en" fo:country="US" fo:font-weight="normal" style:font-size-asian="10.5pt" style:font-weight-asian="normal" style:font-size-complex="12pt" style:font-weight-complex="normal"/>
    </style:style>
    <style:style style:name="P14" style:family="paragraph" style:parent-style-name="Text_20_body">
      <style:text-properties fo:font-size="12pt" fo:language="en" fo:country="US" fo:font-weight="normal" style:font-size-asian="12pt" style:font-weight-asian="normal" style:font-size-complex="12pt" style:font-weight-complex="normal"/>
    </style:style>
    <style:style style:name="P15" style:family="paragraph" style:parent-style-name="Normal">
      <style:paragraph-properties fo:break-before="page"/>
      <style:text-properties fo:font-weight="bold" style:font-weight-asian="bold"/>
    </style:style>
    <style:style style:name="P16" style:family="paragraph" style:parent-style-name="Eliopoli_20_heading_20_1">
      <style:paragraph-properties fo:break-before="page"/>
      <style:text-properties fo:font-size="10pt" style:font-size-asian="10pt"/>
    </style:style>
    <style:style style:name="P17" style:family="paragraph" style:parent-style-name="Standard">
      <style:paragraph-properties style:snap-to-layout-grid="false"/>
      <style:text-properties fo:font-size="10pt" style:font-size-asian="10pt"/>
    </style:style>
    <style:style style:name="P18"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style:use-window-font-color="true" fo:font-weight="bold" style:font-weight-asian="bold"/>
    </style:style>
    <style:style style:name="P21" style:family="paragraph" style:parent-style-name="Standard">
      <style:paragraph-properties style:snap-to-layout-grid="false"/>
      <style:text-properties style:use-window-font-color="true"/>
    </style:style>
    <style:style style:name="P22" style:family="paragraph" style:parent-style-name="Standard">
      <style:text-properties fo:language="en" fo:country="US"/>
    </style:style>
    <style:style style:name="P23" style:family="paragraph" style:parent-style-name="Contents_20_Heading">
      <style:text-properties fo:font-size="10pt" style:font-size-asian="10pt"/>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Contents_20_2">
      <style:paragraph-properties>
        <style:tab-stops>
          <style:tab-stop style:position="5.8035in" style:type="right" style:leader-style="dotted" style:leader-text="."/>
        </style:tab-stops>
      </style:paragraph-properties>
    </style:style>
    <style:style style:name="P26" style:family="paragraph" style:parent-style-name="Heading_20_3">
      <style:text-properties fo:font-size="14pt" fo:language="en" fo:country="US" fo:font-weight="bold" style:font-size-asian="14pt" style:font-weight-asian="bold" style:font-size-complex="14pt" style:font-weight-complex="bold"/>
    </style:style>
    <style:style style:name="P27" style:family="paragraph" style:parent-style-name="Heading_20_3">
      <style:text-properties fo:language="en" fo:country="US"/>
    </style:style>
    <style:style style:name="P28" style:family="paragraph" style:parent-style-name="Text_20_body">
      <style:paragraph-properties fo:margin-left="0.5in" fo:margin-right="0in" fo:line-height="100%" fo:text-indent="0in" style:auto-text-indent="false"/>
      <style:text-properties style:font-name="Courier 10 Pitch" fo:font-size="10pt" fo:font-weight="bold" style:font-size-asian="10pt" style:font-weight-asian="bold" style:font-size-complex="10pt" style:font-weight-complex="bold"/>
    </style:style>
    <style:style style:name="P29" style:family="paragraph" style:parent-style-name="Text_20_body">
      <style:paragraph-properties fo:margin-left="0.5in" fo:margin-right="0in" fo:line-height="100%" fo:text-indent="0in" style:auto-text-indent="false" style:shadow="none">
        <style:tab-stops/>
      </style:paragraph-properties>
      <style:text-properties style:font-name="Courier 10 Pitch" fo:font-size="10pt" style:font-size-asian="10pt" style:font-size-complex="10pt"/>
    </style:style>
    <style:style style:name="P30" style:family="paragraph" style:parent-style-name="Text_20_body">
      <style:paragraph-properties fo:margin-left="0.5in" fo:margin-right="0in" fo:line-height="100%" fo:text-indent="0in" style:auto-text-indent="false" style:shadow="none">
        <style:tab-stops/>
      </style:paragraph-properties>
      <style:text-properties style:font-name="Courier 10 Pitch" fo:font-size="10pt" fo:font-weight="normal" style:font-size-asian="10pt" style:font-weight-asian="normal" style:font-size-complex="10pt" style:font-weight-complex="normal"/>
    </style:style>
    <style:style style:name="P31" style:family="paragraph" style:parent-style-name="Text_20_body">
      <style:paragraph-properties fo:margin-left="0.5in" fo:margin-right="0in" fo:line-height="100%" fo:text-indent="0in" style:auto-text-indent="false" style:shadow="none">
        <style:tab-stops/>
      </style:paragraph-properties>
      <style:text-properties style:font-name="Times New Roman1" fo:font-size="14pt" fo:font-weight="normal" style:font-size-asian="14pt" style:font-weight-asian="normal" style:font-size-complex="14pt" style:font-weight-complex="normal"/>
    </style:style>
    <style:style style:name="P32" style:family="paragraph" style:parent-style-name="Standard" style:list-style-name="L1">
      <style:text-properties fo:language="en" fo:country="US"/>
    </style:style>
    <style:style style:name="P33" style:family="paragraph" style:parent-style-name="Text_20_body" style:list-style-name="L2">
      <style:text-properties fo:language="en" fo:country="US"/>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text-properties fo:font-size="12pt" fo:language="en" fo:country="US" fo:font-weight="normal" style:font-size-asian="10.5pt" style:font-weight-asian="normal" style:font-size-complex="12pt" style:font-weight-complex="normal"/>
    </style:style>
    <style:style style:name="P37" style:family="paragraph" style:parent-style-name="Text_20_body" style:list-style-name="L7">
      <style:text-properties fo:font-size="12pt" fo:language="en" fo:country="US" fo:font-weight="normal" style:font-size-asian="10.5pt" style:font-weight-asian="normal" style:font-size-complex="12pt" style:font-weight-complex="normal"/>
    </style:style>
    <style:style style:name="P38" style:family="paragraph" style:parent-style-name="Text_20_body">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39" style:family="paragraph" style:parent-style-name="Text_20_body" style:list-style-name="L8">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40" style:family="paragraph" style:parent-style-name="Text_20_body" style:list-style-name="L7"/>
    <style:style style:name="P41" style:family="paragraph" style:parent-style-name="Text_20_body" style:list-style-name="L9"/>
    <style:style style:name="P42" style:family="paragraph" style:parent-style-name="Text_20_body" style:list-style-name="L11">
      <style:paragraph-properties fo:line-height="100%"/>
    </style:style>
    <style:style style:name="P43" style:family="paragraph" style:parent-style-name="Text_20_body" style:list-style-name="L5">
      <style:paragraph-properties fo:margin-left="1.5in" fo:margin-right="0in" fo:text-indent="-0.25in" style:auto-text-indent="false"/>
    </style:style>
    <style:style style:name="P44" style:family="paragraph" style:parent-style-name="Text_20_body" style:list-style-name="L5">
      <style:paragraph-properties fo:margin-left="1.5in" fo:margin-right="0in" fo:text-indent="-0.25in" style:auto-text-indent="false"/>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45" style:family="paragraph" style:parent-style-name="Text_20_body" style:list-style-name="L6">
      <style:paragraph-properties fo:margin-left="1.5in" fo:margin-right="0in" fo:text-indent="-0.25in" style:auto-text-indent="false"/>
      <style:text-properties fo:font-size="12pt" fo:language="en" fo:country="US" fo:font-weight="normal" style:font-size-asian="10.5pt" style:font-weight-asian="normal" style:font-size-complex="12pt" style:font-weight-complex="normal"/>
    </style:style>
    <style:style style:name="P46" style:family="paragraph" style:parent-style-name="Text_20_body" style:list-style-name="L7">
      <style:paragraph-properties fo:margin-left="1in" fo:margin-right="0in" fo:text-indent="-0.25in" style:auto-text-indent="false"/>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47" style:family="paragraph" style:parent-style-name="Text_20_body" style:list-style-name="L15">
      <style:paragraph-properties fo:margin-left="1in" fo:margin-right="0in" fo:line-height="100%" fo:text-indent="-0.25in" style:auto-text-indent="false" style:shadow="none">
        <style:tab-stops/>
      </style:paragraph-properties>
      <style:text-properties style:font-name="Times New Roman1" fo:font-size="14pt" style:font-size-asian="12.25pt" style:font-size-complex="14pt"/>
    </style:style>
    <style:style style:name="P48" style:family="paragraph" style:parent-style-name="Text_20_body" style:list-style-name="L15">
      <style:paragraph-properties fo:margin-left="1in" fo:margin-right="0in" fo:line-height="100%" fo:text-indent="-0.25in" style:auto-text-indent="false" style:shadow="none">
        <style:tab-stops/>
      </style:paragraph-properties>
    </style:style>
    <style:style style:name="P49" style:family="paragraph" style:parent-style-name="Text_20_body">
      <style:paragraph-properties fo:margin-left="0.5in" fo:margin-right="0in" fo:text-indent="0in"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fo:margin-left="0.5in" fo:margin-right="0in" fo:line-height="100%" fo:text-indent="0in" style:auto-text-indent="false"/>
      <style:text-properties style:font-name="Courier 10 Pitch" fo:font-size="10pt" fo:language="en" fo:country="US" fo:font-weight="bold" style:font-size-asian="10pt" style:font-weight-asian="bold" style:font-size-complex="10pt" style:font-weight-complex="bold"/>
    </style:style>
    <style:style style:name="P51" style:family="paragraph" style:parent-style-name="Text_20_body">
      <style:paragraph-properties fo:margin-left="0.5in" fo:margin-right="0in" fo:line-height="100%" fo:text-indent="0in" style:auto-text-indent="false"/>
      <style:text-properties style:font-name="Courier 10 Pitch" fo:font-size="10pt" fo:language="en" fo:country="US" fo:font-weight="normal" style:font-size-asian="10pt" style:font-weight-asian="normal" style:font-size-complex="10pt" style:font-weight-complex="normal"/>
    </style:style>
    <style:style style:name="P52" style:family="paragraph" style:parent-style-name="Text_20_body" style:master-page-name="">
      <style:paragraph-properties fo:margin-left="0.5in" fo:margin-right="0in" fo:line-height="100%" fo:text-indent="0in" style:auto-text-indent="false" style:page-number="auto" style:shadow="none">
        <style:tab-stops/>
      </style:paragraph-properties>
      <style:text-properties style:font-name="Courier 10 Pitch" fo:font-size="10pt" fo:language="en" fo:country="US" fo:font-weight="bold" style:font-size-asian="10pt" style:font-weight-asian="bold" style:font-size-complex="10pt" style:font-weight-complex="bold"/>
    </style:style>
    <style:style style:name="P53" style:family="paragraph" style:parent-style-name="Text_20_body">
      <style:paragraph-properties fo:margin-left="0.5in" fo:margin-right="0in" fo:line-height="100%" fo:text-indent="0in" style:auto-text-indent="false" style:shadow="none">
        <style:tab-stops/>
      </style:paragraph-properties>
      <style:text-properties style:font-name="Courier 10 Pitch" fo:font-size="10pt" fo:language="en" fo:country="US" fo:font-weight="bold" style:font-size-asian="10pt" style:font-weight-asian="bold" style:font-size-complex="10pt" style:font-weight-complex="bold"/>
    </style:style>
    <style:style style:name="P54" style:family="paragraph" style:parent-style-name="Text_20_body">
      <style:paragraph-properties fo:margin-left="0.5in" fo:margin-right="0in" fo:line-height="100%" fo:text-indent="0in" style:auto-text-indent="false" style:shadow="none">
        <style:tab-stops/>
      </style:paragraph-properties>
      <style:text-properties style:font-name="Courier 10 Pitch" fo:font-size="10pt" fo:language="en" fo:country="US" fo:font-weight="normal" style:font-size-asian="10pt" style:font-weight-asian="normal" style:font-size-complex="10pt" style:font-weight-complex="normal"/>
    </style:style>
    <style:style style:name="P55" style:family="paragraph" style:parent-style-name="Text_20_body">
      <style:paragraph-properties fo:margin-left="0.5in" fo:margin-right="0in" fo:line-height="100%" fo:text-indent="0in" style:auto-text-indent="false" style:shadow="none">
        <style:tab-stops/>
      </style:paragraph-properties>
    </style:style>
    <style:style style:name="P56" style:family="paragraph" style:parent-style-name="Text_20_body">
      <style:paragraph-properties fo:margin-left="0.5in" fo:margin-right="0in" fo:line-height="100%" fo:text-indent="0in" style:auto-text-indent="false" style:shadow="none">
        <style:tab-stops/>
      </style:paragraph-properties>
      <style:text-properties fo:font-weight="normal" style:font-weight-asian="normal" style:font-weight-complex="normal"/>
    </style:style>
    <style:style style:name="P57" style:family="paragraph" style:parent-style-name="Text_20_body" style:list-style-name="L10">
      <style:paragraph-properties fo:margin-left="0.5in" fo:margin-right="0in" fo:line-height="100%" fo:text-indent="0in" style:auto-text-indent="false" style:shadow="none">
        <style:tab-stops/>
      </style:paragraph-properties>
      <style:text-properties style:font-name="Times New Roman1" fo:font-size="14pt" style:font-size-asian="12.25pt" style:font-size-complex="14pt"/>
    </style:style>
    <style:style style:name="P58" style:family="paragraph" style:parent-style-name="Text_20_body" style:list-style-name="L10">
      <style:paragraph-properties fo:line-height="100%" style:shadow="none">
        <style:tab-stops/>
      </style:paragraph-properties>
    </style:style>
    <style:style style:name="P59" style:family="paragraph" style:parent-style-name="Text_20_body" style:list-style-name="L10">
      <style:paragraph-properties fo:line-height="100%" style:shadow="none">
        <style:tab-stops/>
      </style:paragraph-properties>
      <style:text-properties style:font-name="Times New Roman1" fo:font-size="14pt" fo:language="en" fo:country="US" fo:font-weight="normal" style:font-size-asian="14pt" style:font-weight-asian="normal" style:font-size-complex="14pt" style:font-weight-complex="normal"/>
    </style:style>
    <style:style style:name="P60" style:family="paragraph" style:parent-style-name="Text_20_body" style:list-style-name="L10">
      <style:paragraph-properties fo:line-height="100%" style:shadow="none">
        <style:tab-stops/>
      </style:paragraph-properties>
      <style:text-properties style:font-name="Times New Roman1" fo:font-size="14pt" fo:font-weight="normal" style:font-size-asian="14pt" style:font-weight-asian="normal" style:font-size-complex="14pt" style:font-weight-complex="normal"/>
    </style:style>
    <style:style style:name="P61" style:family="paragraph" style:parent-style-name="Heading_20_2">
      <style:text-properties fo:language="en" fo:country="US"/>
    </style:style>
    <style:style style:name="P62" style:family="paragraph" style:parent-style-name="Heading_20_2">
      <style:paragraph-properties fo:break-before="page"/>
      <style:text-properties fo:language="en" fo:country="US"/>
    </style:style>
    <style:style style:name="P63" style:family="paragraph" style:parent-style-name="Normal" style:master-page-name="First_20_Page">
      <style:paragraph-properties style:page-number="auto"/>
      <style:text-properties fo:font-size="10pt" style:font-size-asian="10pt"/>
    </style:style>
    <style:style style:name="P64" style:family="paragraph" style:parent-style-name="Heading_20_1">
      <style:paragraph-properties fo:break-before="page"/>
    </style:style>
    <style:style style:name="T1" style:family="text">
      <style:text-properties fo:text-transform="uppercase" style:font-name="Georgia" fo:font-size="8pt" fo:letter-spacing="0.0417in" style:font-size-asian="8pt"/>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color="#800000"/>
    </style:style>
    <style:style style:name="T7" style:family="text">
      <style:text-properties fo:font-size="12pt" fo:language="en" fo:country="US" fo:font-weight="normal" style:font-size-asian="10.5pt" style:font-weight-asian="normal" style:font-size-complex="12pt" style:font-weight-complex="normal"/>
    </style:style>
    <style:style style:name="T8"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9"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10" style:family="text">
      <style:text-properties fo:font-size="12pt" fo:language="en" fo:country="US" fo:font-style="normal" fo:font-weight="bold" style:font-size-asian="10.5pt" style:font-style-asian="normal" style:font-weight-asian="bold" style:font-size-complex="12pt"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ize="14pt"/>
    </style:style>
    <style:style style:name="T14" style:family="text">
      <style:text-properties fo:font-size="14pt" fo:language="en" fo:country="US" fo:font-weight="normal" style:font-size-asian="14pt" style:font-weight-asian="normal" style:font-size-complex="14pt" style:font-weight-complex="normal"/>
    </style:style>
    <style:style style:name="T15"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6" style:family="text">
      <style:text-properties style:font-name="Times New Roman1" fo:language="en" fo:country="US"/>
    </style:style>
    <style:style style:name="T17" style:family="text">
      <style:text-properties style:font-name="Times New Roman1" fo:language="en" fo:country="US" fo:font-weight="normal" style:font-size-asian="14pt" style:font-weight-asian="normal" style:font-weight-complex="normal"/>
    </style:style>
    <style:style style:name="T18" style:family="text">
      <style:text-properties style:font-name="Times New Roman1" fo:language="en" fo:country="US" fo:font-style="italic" fo:font-weight="normal" style:font-size-asian="14pt" style:font-style-asian="italic" style:font-weight-asian="normal" style:font-style-complex="italic" style:font-weight-complex="normal"/>
    </style:style>
    <style:style style:name="T19" style:family="text">
      <style:text-properties style:font-name="Times New Roman1" fo:font-size="14pt" fo:language="en" fo:country="US" fo:font-weight="normal" style:font-size-asian="14pt" style:font-weight-asian="normal" style:font-size-complex="14pt" style:font-weight-complex="normal"/>
    </style:style>
    <style:style style:name="T20"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21" style:family="text">
      <style:text-properties style:font-name="Times New Roman1" fo:font-size="14pt" fo:language="en" fo:country="US" style:font-size-asian="14pt" style:font-size-complex="14pt"/>
    </style:style>
    <style:style style:name="T22" style:family="text">
      <style:text-properties style:font-name="Courier 10 Pitch" fo:font-size="10pt" fo:language="en" fo:country="US" fo:font-weight="bold" style:font-size-asian="10pt" style:font-weight-asian="bold" style:font-size-complex="10pt" style:font-weight-complex="bold"/>
    </style:style>
    <style:style style:name="T23" style:family="text">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10 Pitch" fo:font-size="10pt" fo:language="en" fo:country="US" fo:font-weight="bold" style:font-name-asian="Monospace" style:font-size-asian="10pt" style:font-weight-asian="bold" style:font-name-complex="Monospace" style:font-size-complex="10pt" style:font-weight-complex="bold"/>
    </style:style>
    <style:style style:name="T25" style:family="text">
      <style:text-properties fo:font-weight="normal"/>
    </style:style>
    <style:style style:name="T26" style:family="text">
      <style:text-properties style:font-weight-asian="normal"/>
    </style:style>
    <style:style style:name="T27" style:family="text">
      <style:text-properties style:font-size-complex="14pt"/>
    </style:style>
    <style:style style:name="T28" style:family="text">
      <style:text-properties style:font-weight-complex="normal"/>
    </style:style>
    <style:style style:name="T29" style:family="text">
      <style:text-properties style:font-name="Courier 10 Pitch"/>
    </style:style>
    <style:style style:name="T30" style:family="text">
      <style:text-properties style:font-name="Courier 10 Pitch" fo:font-size="10pt" fo:language="en" fo:country="US" fo:font-weight="bold" style:font-size-asian="10pt" style:font-weight-asian="bold" style:font-size-complex="10pt" style:font-weight-complex="bold"/>
    </style:style>
    <style:style style:name="T31" style:family="text">
      <style:text-properties style:font-name="Courier 10 Pitch" fo:font-size="10pt" fo:language="en" fo:country="US" style:font-size-asian="10pt" style:font-size-complex="10pt"/>
    </style:style>
    <style:style style:name="T32" style:family="text">
      <style:text-properties style:font-name="Courier 10 Pitch" fo:language="en" fo:country="US" fo:font-weight="bold" style:font-weight-asian="bold" style:font-weight-complex="bold"/>
    </style:style>
    <style:style style:name="T33" style:family="text">
      <style:text-properties fo:font-size="10pt"/>
    </style:style>
    <style:style style:name="T34" style:family="text">
      <style:text-properties fo:font-weight="bold"/>
    </style:style>
    <style:style style:name="T35" style:family="text">
      <style:text-properties style:font-size-asian="10pt"/>
    </style:style>
    <style:style style:name="T36" style:family="text">
      <style:text-properties style:font-weight-asian="bold"/>
    </style:style>
    <style:style style:name="T37" style:family="text">
      <style:text-properties style:font-size-complex="10pt"/>
    </style:style>
    <style:style style:name="T38" style:family="text">
      <style:text-properties style:font-weight-complex="bold"/>
    </style:style>
    <style:style style:name="T39" style:family="text">
      <style:text-properties style:font-name="Times New Roman1"/>
    </style:style>
    <style:style style:name="T40" style:family="text">
      <style:text-properties style:font-size-asian="12.25pt"/>
    </style:style>
    <style:style style:name="T4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min-label-width="0.1965in"/>
        <style:text-properties style:font-name="StarSymbol2"/>
      </text:list-level-style-bullet>
      <text:list-level-style-bullet text:level="2" text:style-name="Bullet_20_Symbols" style:num-suffix="." text:bullet-char="✔">
        <style:list-level-properties text:space-before="0.1972in" text:min-label-width="0.1965in"/>
        <style:text-properties style:font-name="StarSymbol2"/>
      </text:list-level-style-bullet>
      <text:list-level-style-bullet text:level="3" text:style-name="Bullet_20_Symbols" style:num-suffix="." text:bullet-char="✔">
        <style:list-level-properties text:space-before="0.3937in" text:min-label-width="0.1965in"/>
        <style:text-properties style:font-name="StarSymbol2"/>
      </text:list-level-style-bullet>
      <text:list-level-style-bullet text:level="4" text:style-name="Bullet_20_Symbols" style:num-suffix="." text:bullet-char="✔">
        <style:list-level-properties text:space-before="0.5909in" text:min-label-width="0.1965in"/>
        <style:text-properties style:font-name="StarSymbol2"/>
      </text:list-level-style-bullet>
      <text:list-level-style-bullet text:level="5" text:style-name="Bullet_20_Symbols" style:num-suffix="." text:bullet-char="✔">
        <style:list-level-properties text:space-before="0.7874in" text:min-label-width="0.1965in"/>
        <style:text-properties style:font-name="StarSymbol2"/>
      </text:list-level-style-bullet>
      <text:list-level-style-bullet text:level="6" text:style-name="Bullet_20_Symbols" style:num-suffix="." text:bullet-char="✔">
        <style:list-level-properties text:space-before="0.9846in" text:min-label-width="0.1965in"/>
        <style:text-properties style:font-name="StarSymbol2"/>
      </text:list-level-style-bullet>
      <text:list-level-style-bullet text:level="7" text:style-name="Bullet_20_Symbols" style:num-suffix="." text:bullet-char="✔">
        <style:list-level-properties text:space-before="1.1815in" text:min-label-width="0.1965in"/>
        <style:text-properties style:font-name="StarSymbol2"/>
      </text:list-level-style-bullet>
      <text:list-level-style-bullet text:level="8" text:style-name="Bullet_20_Symbols" style:num-suffix="." text:bullet-char="✔">
        <style:list-level-properties text:space-before="1.3787in" text:min-label-width="0.1965in"/>
        <style:text-properties style:font-name="StarSymbol2"/>
      </text:list-level-style-bullet>
      <text:list-level-style-bullet text:level="9" text:style-name="Bullet_20_Symbols" style:num-suffix="." text:bullet-char="✔">
        <style:list-level-properties text:space-before="1.5752in" text:min-label-width="0.1965in"/>
        <style:text-properties style:font-name="StarSymbol2"/>
      </text:list-level-style-bullet>
      <text:list-level-style-bullet text:level="10" text:style-name="Bullet_20_Symbols" style:num-suffix="." text:bullet-char="✔">
        <style:list-level-properties text:space-before="1.7724in" text:min-label-width="0.1965in"/>
        <style:text-properties style:font-name="StarSymbol2"/>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5"/>
      <text:p text:style-name="P6"/>
      <text:p text:style-name="P6"/>
      <text:p text:style-name="P6"/>
      <text:p text:style-name="P6"/>
      <text:p text:style-name="P6"/>
      <text:p text:style-name="P6"/>
      <text:p text:style-name="P6"/>
      <text:p text:style-name="P6"/>
      <text:p text:style-name="P7"/>
      <text:p text:style-name="P7"><text:title>Creating a Chronos Document Template</text:title></text:p>
      <text:p text:style-name="P8"><text:subject>Introduction to MDA</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5"/>
      <text:p text:style-name="P15"/>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ABSTRACT<text:tab/>5</text:p>
            <text:p text:style-name="P25">Introduction<text:tab/>6</text:p>
            <text:p text:style-name="P25">REQUIREMENTS<text:tab/>6</text:p>
            <text:p text:style-name="P25">Skills<text:tab/>6</text:p>
            <text:p text:style-name="P25">Goal<text:tab/>6</text:p>
            <text:p text:style-name="P25">Time<text:tab/>6</text:p>
            <text:p text:style-name="P25">(horror) Scenario<text:tab/>6</text:p>
            <text:p text:style-name="P25">How-to<text:tab/>6</text:p>
          </text:index-body>
        </text:table-of-content>
        <text:p text:style-name="P23"/>
      </text:section>
      <text:section text:style-name="Sect3" text:name="Section3">
        <text:p text:style-name="P16"/>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7"/>
            </table:table-cell>
            <table:table-cell table:style-name="Table1.B1" office:value-type="string">
              <text:p text:style-name="P17"/>
            </table:table-cell>
          </table:table-row>
          <table:table-row table:style-name="Table1.1">
            <table:table-cell table:style-name="Table1.A2" office:value-type="string">
              <text:p text:style-name="P19">Author:</text:p>
            </table:table-cell>
            <table:table-cell table:style-name="Table1.B2" office:value-type="string">
              <text:p text:style-name="P19"><text:initial-creator>Ingo Herwig</text:initial-creator></text:p>
            </table:table-cell>
          </table:table-row>
          <table:table-row table:style-name="Table1.1">
            <table:table-cell table:style-name="Table1.A2" office:value-type="string">
              <text:p text:style-name="P19">Version:</text:p>
            </table:table-cell>
            <table:table-cell table:style-name="Table1.B2" office:value-type="string">
              <text:p text:style-name="P19">0.<text:editing-cycles>126</text:editing-cycles></text:p>
            </table:table-cell>
          </table:table-row>
          <table:table-row table:style-name="Table1.1">
            <table:table-cell table:style-name="Table1.A2" office:value-type="string">
              <text:p text:style-name="P19">Created:</text:p>
            </table:table-cell>
            <table:table-cell table:style-name="Table1.B2" office:value-type="string">
              <text:p text:style-name="P19"><text:date style:data-style-name="N37" text:date-value="2010-11-18T11:36:48" text:fixed="true">11/18/10</text:date></text:p>
            </table:table-cell>
          </table:table-row>
          <table:table-row table:style-name="Table1.1">
            <table:table-cell table:style-name="Table1.A2" office:value-type="string">
              <text:p text:style-name="Standard">Source:</text:p>
            </table:table-cell>
            <table:table-cell table:style-name="Table1.B2" office:value-type="string">
              <text:p text:style-name="P19">The current version of this document can be found under:</text:p>
              <text:p text:style-name="P18"><text:a xlink:type="simple" xlink:href="http://olympos.svn.sourceforge.net/viewvc/olympos/trunk/olympos/chronos/docs/HelloWorld_DocumentGeneration.odt">http://olympos.svn.sourceforge.net/viewvc/olympos/trunk/olympos/chronos/docs/HelloWorld_DocumentGeneration.odt</text:a></text:p>
            </table:table-cell>
          </table:table-row>
          <table:table-row table:style-name="Table1.1">
            <table:table-cell table:style-name="Table1.B2" table:number-columns-spanned="2" office:value-type="string">
              <text:p text:style-name="P17"/>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date</text:p>
            </table:table-cell>
            <table:table-cell table:style-name="Table2.A1" office:value-type="string">
              <text:p text:style-name="P20">author</text:p>
            </table:table-cell>
            <table:table-cell table:style-name="Table2.C1" office:value-type="string">
              <text:p text:style-name="P20">changes</text:p>
            </table:table-cell>
          </table:table-row>
          <table:table-row table:style-name="Table2.1">
            <table:table-cell table:style-name="Table2.A2" office:value-type="string">
              <text:p text:style-name="P19"><text:date style:data-style-name="N37" text:date-value="2010-11-18T11:37:15" text:fixed="true">11/18/10</text:date></text:p>
            </table:table-cell>
            <table:table-cell table:style-name="Table2.A2" office:value-type="string">
              <text:p text:style-name="P21"><text:initial-creator>Ingo Herwig</text:initial-creator></text:p>
            </table:table-cell>
            <table:table-cell table:style-name="Table2.C2" office:value-type="string">
              <text:p text:style-name="P21">created</text:p>
            </table:table-cell>
          </table:table-row>
        </table:table>
        <text:h text:style-name="P64" text:outline-level="1">ABSTRACT</text:h>
        <text:p text:style-name="Standard"><text:description>This document explains how to create a template for the Chronos document generator. </text:description></text:p>
        <text:p text:style-name="Standard"/>
        <text:p text:style-name="Standard"/>
        <text:h text:style-name="P62" text:outline-level="2">Introduction</text:h>
        <text:p text:style-name="P22"/>
        <text:h text:style-name="P61" text:outline-level="2">REQUIREMENTS</text:h>
        <text:list xml:id="list837544222" text:style-name="L1">
          <text:list-item>
            <text:p text:style-name="P32">LAMP/WAMP installation (XAMPP <text:a xlink:type="simple" xlink:href="http://www.apachefriends.org/">http://www.apachefriends.org/</text:a> <text:s/>suggested)</text:p>
          </text:list-item>
          <text:list-item>
            <text:p text:style-name="P32">Java 1.6 (<text:a xlink:type="simple" xlink:href="http://www.java.sun.com/">www.java.sun.com</text:a>)</text:p>
          </text:list-item>
          <text:list-item>
            <text:p text:style-name="P32">Working installation of Chronos Web Modeler, <text:a xlink:type="simple" xlink:href="http://sourceforge.net/projects/olympos/">http://sourceforge.net/projects/olympos/</text:a></text:p>
          </text:list-item>
        </text:list>
        <text:h text:style-name="P61" text:outline-level="2">Skills</text:h>
        <text:list xml:id="list480561421" text:style-name="L2">
          <text:list-item>
            <text:p text:style-name="P33">Basic UML and Object Oriented thinking</text:p>
          </text:list-item>
          <text:list-item>
            <text:p text:style-name="P33">Basic Xtend, Xpand knowledge</text:p>
          </text:list-item>
          <text:list-item>
            <text:p text:style-name="P33">some patience :o)~</text:p>
          </text:list-item>
        </text:list>
        <text:h text:style-name="P61" text:outline-level="2">Goal</text:h>
        <text:p text:style-name="P10">At the end of this step by step tutorial you will be able to reproduce all steps for creating a template that transforms an UML file into an Open Office document.</text:p>
        <text:h text:style-name="P61" text:outline-level="2">Time</text:h>
        <text:p text:style-name="P10">You need about <text:span text:style-name="T6">- </text:span>hour to complete this step by step tutorial.</text:p>
        <text:h text:style-name="P61" text:outline-level="2">(horror) Scenario</text:h>
        <text:p text:style-name="P10">Your boss hates UML and wants to have a document that contains the domain models for easy reference.</text:p>
        <text:h text:style-name="P61" text:outline-level="2">How-to</text:h>
        <text:p text:style-name="P27">Overview</text:p>
        <text:p text:style-name="Text_20_body"><text:span text:style-name="T2">The Chronos Web Modeler (CWM) allows users to export a model (or part of a model) into a variety of output formats. All exports are internally executed by different cartridges of the Chronos Generator that runs on the CWM server. One of these cartridges is the </text:span><text:span text:style-name="T3">DocumentGeneration</text:span><text:span text:style-name="T2"> cartridge that allows to transform the model into Open Office documents based on pre-defined templates. The standard distribution includes two templates:</text:span></text:p>
        <text:list xml:id="list1970132703" text:style-name="L3">
          <text:list-item>
            <text:p text:style-name="P34"><text:span text:style-name="T2">A </text:span><text:span text:style-name="T3">Standard</text:span><text:span text:style-name="T2"> template that exports all model content into a documentation file. The output format may be chosen from Microsoft Word, Open Office Writer and PDF.</text:span></text:p>
          </text:list-item>
          <text:list-item>
            <text:p text:style-name="P34"><text:span text:style-name="T2">A </text:span><text:span text:style-name="T3">Use Case Point Analysis</text:span><text:span text:style-name="T2"> template that creates a Open Office Spreadsheet containing a use case point analysis based on the model.</text:span></text:p>
          </text:list-item>
        </text:list>
        <text:p text:style-name="P10">Users may add additional templates by accomplishing the following steps.</text:p>
        <text:p text:style-name="P26"><text:soft-page-break/>Step 1: Define the Document Template</text:p>
        <text:p text:style-name="P13">This step is all about defining the visual appearance and structure of the document. We do this by creating a document in Open Office Writer that contains examples of all content variations, that the exported document in future should support. This also includes example content for all styles that will be referenced (e.g. Headline styles).</text:p>
        <text:p text:style-name="P13">Since this document will be decomposed in the next step – which makes reversion hard, if not impossible – <text:s/>it's very important to check thoroughly if all requirements are fulfilled.</text:p>
        <text:p text:style-name="P13">Define the document template by accomplishing the following steps:</text:p>
        <text:list xml:id="list962261183" text:style-name="L4">
          <text:list-item>
            <text:p text:style-name="P36">Create an empty document in Open Office Writer.</text:p>
          </text:list-item>
          <text:list-item>
            <text:p text:style-name="P36">Define the basic document appearance and structure including:</text:p>
          </text:list-item>
        </text:list>
        <text:list xml:id="list1562870897" text:style-name="L5">
          <text:list-item>
            <text:p text:style-name="P43">Document header</text:p>
          </text:list-item>
          <text:list-item>
            <text:p text:style-name="P44">Document footer</text:p>
          </text:list-item>
          <text:list-item>
            <text:p text:style-name="P44">Title page</text:p>
          </text:list-item>
          <text:list-item>
            <text:p text:style-name="P44">Pages with basic document information</text:p>
          </text:list-item>
          <text:list-item>
            <text:p text:style-name="P44">Table of contents</text:p>
          </text:list-item>
          <text:list-item>
            <text:p text:style-name="P44">Index</text:p>
          </text:list-item>
        </text:list>
        <text:list xml:id="list2151646218" text:continue-list="list962261183" text:style-name="L4">
          <text:list-item>
            <text:p text:style-name="P36">Define the representation of model elements. A common way to present elements like Requirements, Use Cases and Classes is using a table for each element which lists its attributes and their values. The <text:span text:style-name="T11">package structure </text:span>could be reflected in the chapter hierarchy.</text:p>
          </text:list-item>
        </text:list>
        <text:list xml:id="list401958425" text:style-name="L6">
          <text:list-item>
            <text:p text:style-name="P45">Create an example table for the element representation</text:p>
          </text:list-item>
          <text:list-item>
            <text:p text:style-name="P45">Create an example headline for each possible hierarchy level</text:p>
          </text:list-item>
        </text:list>
        <text:list xml:id="list1875061194" text:continue-list="list2151646218" text:style-name="L4">
          <text:list-item>
            <text:p text:style-name="P35"><text:span text:style-name="T7">Mark variable parts (e.g. document title, element name) using a common pattern in order to make them easier to identify in the further steps. In this tutorial we will use square brackets (e.g. </text:span><text:span text:style-name="T8">[[document.title]]</text:span><text:span text:style-name="T7">, </text:span><text:span text:style-name="T8">[[element.name]]</text:span><text:span text:style-name="T7">).</text:span></text:p>
          </text:list-item>
          <text:list-item>
            <text:p text:style-name="P36">Double-check the document and proceed with the following step.</text:p>
          </text:list-item>
        </text:list>
        <text:p text:style-name="P13">To simplify these steps, the tutorial provides an example document that is ready to use. The document's name is <text:span text:style-name="T12">ChronosDefault.odt</text:span>. In the following steps we will refer to this file.</text:p>
        <text:p text:style-name="P11">Step 2: Add the Template to the Generator</text:p>
        <text:p text:style-name="P14">In this step we will integrate the document into the generator. This will allow us to create an instance of the document using CWM, but without any model content yet. The transformation of the model content into the document is subject of the following step.</text:p>
        <text:p text:style-name="P13">Accomplish the following steps:</text:p>
        <text:list xml:id="list1168656967" text:style-name="L7">
          <text:list-item>
            <text:p text:style-name="P37">Locate the Chronos Generator installation directory (we assume <text:span text:style-name="T12">/var/www/cwm/generator/</text:span><text:span text:style-name="T11"> in this tutorial)</text:span>.</text:p>
          </text:list-item>
          <text:list-item>
            <text:p text:style-name="P37">Create a new directory named ChronosDefault in <text:soft-page-break/><text:span text:style-name="T12">cartridge/DocumentGeneration/template/</text:span> inside the generator installation directory. We refer to this directory as <text:span text:style-name="T12">template directory</text:span> from now on.</text:p>
          </text:list-item>
          <text:list-item>
            <text:p text:style-name="P40"><text:span text:style-name="T7">Rename the document to </text:span><text:span text:style-name="T8">ChronosDefault.zip</text:span><text:span text:style-name="T7"> and extract it to a directory named </text:span><text:span text:style-name="T8">ChronosDefault</text:span><text:span text:style-name="T7"> on your hard drive. We refer to this directory as </text:span><text:span text:style-name="T8">source directory</text:span><text:span text:style-name="T7"> from now on.</text:span></text:p>
          </text:list-item>
          <text:list-item>
            <text:p text:style-name="P37">Move the following files from the source directory to the template directory and change their file extension to <text:span text:style-name="T12">.xpt</text:span>. Editing these files will be easier, if the xml content is indented properly. You can do this using <text:span text:style-name="T12">Eclipse</text:span>, <text:span text:style-name="T12">xmllint --format</text:span> or any other tool that is capable of this.</text:p>
          </text:list-item>
          <text:list-item>
            <text:p text:style-name="P46">content.xml</text:p>
          </text:list-item>
          <text:list-item>
            <text:p text:style-name="P46">styles.xml</text:p>
          </text:list-item>
          <text:list-item>
            <text:p text:style-name="P46">META-INF/manifest.xml</text:p>
          </text:list-item>
          <text:list-item>
            <text:p text:style-name="P40"><text:span text:style-name="T9">Compress the remaining files of source directory into a archive named </text:span><text:span text:style-name="T8">empty-shell.zip</text:span><text:span text:style-name="T9"> and rename it to <text:s/></text:span><text:span text:style-name="T8">empty-shell.odt</text:span><text:span text:style-name="T9">. </text:span><text:span text:style-name="T10">Caution</text:span><text:span text:style-name="T9">: It is crucial to keep the existing structure inside the archive – especially take care to not zip the extracted folder itself into the archive.</text:span></text:p>
          </text:list-item>
          <text:list-item>
            <text:p text:style-name="P40"><text:span text:style-name="T9">Create an empty file named </text:span><text:span text:style-name="T8">static.properties</text:span><text:span text:style-name="T9">.</text:span></text:p>
          </text:list-item>
          <text:list-item>
            <text:p text:style-name="P40"><text:span text:style-name="T9">Create a file named </text:span><text:span text:style-name="T8">templateinfo.xml</text:span><text:span text:style-name="T9"> with the following content:</text:span></text:p>
          </text:list-item>
        </text:list>
        <text:p text:style-name="P49">&lt;?xml version="1.0" encoding="utf-8"?&gt; </text:p>
        <text:p text:style-name="P49">&lt;templateinfo&gt; </text:p>
        <text:p text:style-name="P49"><text:tab/>&lt;title&gt;ChronosDefault&lt;/title&gt; </text:p>
        <text:p text:style-name="P49"><text:tab/>&lt;description&gt;Default Chronos Template&lt;/description&gt; </text:p>
        <text:p text:style-name="P49"><text:tab/>&lt;scope&gt;Model,Package&lt;/scope&gt; </text:p>
        <text:p text:style-name="P49">&lt;/templateinfo&gt;</text:p>
        <text:p text:style-name="P38"><text:tab/>This file is used by CWM to display basic template information.</text:p>
        <text:p text:style-name="Text_20_body"><text:span text:style-name="T9">At the end of this step you should see the following files in </text:span><text:span text:style-name="T8">/var/www/cwm/generator/cartridge/DocumentGeneration/template/ChronosDefault</text:span><text:span text:style-name="T9">:</text:span></text:p>
        <text:list xml:id="list1342711450" text:style-name="L8">
          <text:list-item>
            <text:p text:style-name="P39">content.xpt </text:p>
          </text:list-item>
          <text:list-item>
            <text:p text:style-name="P39">empty-shell.odt </text:p>
          </text:list-item>
          <text:list-item>
            <text:p text:style-name="P39">manifest.xpt </text:p>
          </text:list-item>
          <text:list-item>
            <text:p text:style-name="P39">static.properties </text:p>
          </text:list-item>
          <text:list-item>
            <text:p text:style-name="P39">styles.xpt </text:p>
          </text:list-item>
          <text:list-item>
            <text:p text:style-name="P39">templateinfo.xml</text:p>
          </text:list-item>
        </text:list>
        <text:p text:style-name="P11">Step 3: Create the Content Transformation</text:p>
        <text:p text:style-name="P12">To create the final document the generator extracts information from the model and puts it into the document template. It utilizes different programming languages in this process. While <text:span text:style-name="T12">Xtend</text:span> is used to transform the <text:soft-page-break/>model and extract information, the <text:span text:style-name="T12">Xpand</text:span> language is used to control the output. Since the generator's DocumentGeneration cartridge already <text:s/>provides the Xtend functions used to extract the relevant information, we only have to do the Xpand part when creating a new template. To do so, execute the following steps:</text:p>
        <text:list xml:id="list1322531340" text:style-name="L9">
          <text:list-item>
            <text:p text:style-name="P41"><text:span text:style-name="T14">Open the file </text:span><text:span text:style-name="T15">manifest.xpt</text:span><text:span text:style-name="T14"> and add the following Xpand commands to the beginning and the end of document (added text is bold):</text:span></text:p>
          </text:list-item>
        </text:list>
        <text:p text:style-name="P52">«IMPORT uml» </text:p>
        <text:p text:style-name="P53">«IMPORT Chronos» </text:p>
        <text:p text:style-name="P53">«IMPORT diagrams» </text:p>
        <text:p text:style-name="P53"/>
        <text:p text:style-name="P53">«EXTENSION cartridge::DocumentGeneration::static» </text:p>
        <text:p text:style-name="P53"/>
        <text:p text:style-name="P53">«DEFINE file FOR uml::Model» </text:p>
        <text:p text:style-name="P53">«FILE "manifest.xml"</text:p>
        <text:p text:style-name="P29"><text:span text:style-name="T5">»</text:span><text:span text:style-name="T4">&lt;?xml version="1.0" encoding="UTF-8"?&gt;</text:span></text:p>
        <text:p text:style-name="P54">&lt;manifest:manifest ...</text:p>
        <text:p text:style-name="P54">&lt;/manifest:manifest&gt; </text:p>
        <text:p text:style-name="P53">«ENDFILE» </text:p>
        <text:p text:style-name="P53">«ENDDEFINE»</text:p>
        <text:p text:style-name="P31"><text:span text:style-name="T2">These commands tell the generator to output a file named </text:span><text:span text:style-name="T3">manifest.xml</text:span><text:span text:style-name="T2"> with the content defined in the </text:span><text:span text:style-name="T3">FILE</text:span><text:span text:style-name="T2"> tag.</text:span></text:p>
        <text:list xml:id="list648786584" text:style-name="L10">
          <text:list-item>
            <text:p text:style-name="P58"><text:span text:style-name="T19">The generator will create diagram images using the </text:span><text:span text:style-name="T20">DiagramImageExport</text:span><text:span text:style-name="T19"> cartridge. To include them in the document, they have to be referenced in the manifest file. To do so add the following lines below the last </text:span><text:span text:style-name="T20">manifest:file-entry</text:span><text:span text:style-name="T19"> element:</text:span></text:p>
          </text:list-item>
        </text:list>
        <text:p text:style-name="P53">«FOREACH getDiagramModel().image AS img» </text:p>
        <text:p text:style-name="P53"><text:s/>&lt;manifest:file-entry manifest:media-type="image/png" manifest:full-path="Pictures/«img.filename»"/&gt; </text:p>
        <text:p text:style-name="P53">«ENDFOREACH»</text:p>
        <text:list xml:id="list87490088" text:style-name="L11">
          <text:list-item>
            <text:p text:style-name="P42"><text:span text:style-name="T14">Open the file </text:span><text:span text:style-name="T15">styles.xpt</text:span><text:span text:style-name="T14"> and add the following Xpand commands to the beginning and the end of document (added text is bold):</text:span></text:p>
          </text:list-item>
        </text:list>
        <text:p text:style-name="P50">«IMPORT uml» </text:p>
        <text:p text:style-name="P50">«IMPORT Chronos» </text:p>
        <text:p text:style-name="P50">«IMPORT diagrams» </text:p>
        <text:p text:style-name="P50"/>
        <text:p text:style-name="P50">«EXTENSION cartridge::DocumentGeneration::static» </text:p>
        <text:p text:style-name="P50"><text:soft-page-break/>«EXTENSION cartridge::DocumentGeneration::tool» </text:p>
        <text:p text:style-name="P50"/>
        <text:p text:style-name="P50">«DEFINE file FOR uml::Model» </text:p>
        <text:p text:style-name="P50">«FILE "styles.xml" </text:p>
        <text:p text:style-name="P28"><text:span text:style-name="T2">»</text:span><text:span text:style-name="T4">&lt;?xml version="1.0" encoding="UTF-8"?&gt;</text:span></text:p>
        <text:p text:style-name="P51">&lt;office:document-styles …</text:p>
        <text:p text:style-name="P51">&lt;/office:document-styles&gt; </text:p>
        <text:p text:style-name="P50">«ENDFILE» </text:p>
        <text:p text:style-name="P50">«ENDDEFINE»</text:p>
        <text:list xml:id="list1806090526" text:continue-list="list648786584" text:style-name="L10">
          <text:list-item>
            <text:p text:style-name="P59">Since this file also defines the header and footer of the document, we must add variable replacements here. Replace all occurrences of <text:s/></text:p>
            <text:p text:style-name="P58"><text:span text:style-name="T23">[[model.name]]</text:span><text:span text:style-name="T19"> with </text:span><text:span text:style-name="T22">«this.getFirstPackageName()»</text:span></text:p>
            <text:p text:style-name="P60"><text:span text:style-name="T2">The function </text:span><text:span text:style-name="T3">getFirstPackageName</text:span><text:span text:style-name="T2"> is defined in the extension </text:span><text:span text:style-name="T3">tool.ext</text:span><text:span text:style-name="T2"> of the DocumentGeneration cartridge and returns the name of the first package in the given model.</text:span></text:p>
          </text:list-item>
          <text:list-item>
            <text:p text:style-name="P60"><text:span text:style-name="T2">Open the file </text:span><text:span text:style-name="T3">content.xpt</text:span><text:span text:style-name="T2"> and add the following Xpand commands to the beginning and the end of document (added text is bold):</text:span></text:p>
          </text:list-item>
        </text:list>
        <text:p text:style-name="P53">«IMPORT uml» </text:p>
        <text:p text:style-name="P53">«IMPORT Chronos» </text:p>
        <text:p text:style-name="P53">«IMPORT diagrams» </text:p>
        <text:p text:style-name="P53"/>
        <text:p text:style-name="P53">«EXTENSION org::openarchitectureware::uml2::profile::profiling» </text:p>
        <text:p text:style-name="P53"/>
        <text:p text:style-name="P53">«IMPORT org::openarchitectureware::meta::uml::classifier» </text:p>
        <text:p text:style-name="P53">«IMPORT org::openarchitectureware::meta::uml::interface» </text:p>
        <text:p text:style-name="P53"/>
        <text:p text:style-name="P53">«EXTENSION common::util» </text:p>
        <text:p text:style-name="P53">«EXTENSION common::umlutils» </text:p>
        <text:p text:style-name="P53"/>
        <text:p text:style-name="P53">«EXTENSION cartridge::DocumentGeneration::static» </text:p>
        <text:p text:style-name="P53">«EXTENSION cartridge::DocumentGeneration::tool» </text:p>
        <text:p text:style-name="P53"/>
        <text:p text:style-name="P53">«DEFINE file FOR uml::Model» </text:p>
        <text:p text:style-name="P53">«FILE "content.xml" </text:p>
        <text:p text:style-name="P30"><text:span text:style-name="T5">»</text:span><text:span text:style-name="T2">&lt;?xml version="1.0" encoding="UTF-8"?&gt; </text:span></text:p>
        <text:p text:style-name="P54">&lt;office:document-content …</text:p>
        <text:p text:style-name="P54"><text:soft-page-break/>&lt;/office:document-content&gt; </text:p>
        <text:p text:style-name="P53">«ENDFILE» </text:p>
        <text:p text:style-name="P53">«ENDDEFINE»</text:p>
        <text:list xml:id="list81782143" text:continue-numbering="true" text:style-name="L10">
          <text:list-item>
            <text:p text:style-name="P59">This file defines the main content of the document. Start with the replacement of the following variables:</text:p>
            <text:p text:style-name="P58"><text:span text:style-name="T23">[[model.name]]</text:span><text:span text:style-name="T19"> is replaced by </text:span><text:span text:style-name="T22">«this.getFirstPackageName()»</text:span></text:p>
            <text:p text:style-name="P58"><text:span text:style-name="T23">[[date.created]]</text:span><text:span text:style-name="T19"> is replaced by </text:span><text:span text:style-name="T22">«</text:span><text:span text:style-name="T24">datePublished</text:span><text:span text:style-name="T22">()»</text:span></text:p>
          </text:list-item>
          <text:list-item>
            <text:p text:style-name="P58"><text:span text:style-name="T19">To replace the model representation example by Xpand code, you need to identify it first. In our example it starts in line 687 below the definition of the table of contents and ends in line 942 above the definition of the index. Copy this content into a temporary document for later reference and paste the following code instead:</text:span></text:p>
          </text:list-item>
        </text:list>
        <text:p text:style-name="P55"><text:span text:style-name="T22">«EXPAND package(1) FOREACH this.nestedPackage»</text:span></text:p>
        <text:list xml:id="list145569757" text:continue-numbering="true" text:style-name="L10">
          <text:list-header>
            <text:p text:style-name="P58"><text:span text:style-name="T19">It will call the function </text:span><text:span text:style-name="T20">package</text:span><text:span text:style-name="T19"> for each package contained in the model.</text:span></text:p>
          </text:list-header>
          <text:list-item>
            <text:p text:style-name="P58"><text:span text:style-name="T19">Define the package output function at the end of the document. It will be called recursively for all nested packages with increasing </text:span><text:span text:style-name="T20">outlineLevel</text:span><text:span text:style-name="T19"> parameter. The non-bold text defines the actual appearance of a package in the document and is directly taken from the temporary document.</text:span></text:p>
          </text:list-item>
        </text:list>
        <text:p text:style-name="P55"><text:span text:style-name="T22">«DEFINE package(int outlineLevel) FOR uml::Package»</text:span></text:p>
        <text:p text:style-name="P56"><text:span text:style-name="T31"><text:s text:c="2"/>&lt;text:h text:style-name="P33" text:outline-level="1"&gt;[[package.name]]&lt;/text:h&gt;</text:span></text:p>
        <text:p text:style-name="P56"><text:span text:style-name="T31"><text:s text:c="2"/>&lt;table:table table:name="Table2" table:style-name="Table2"&gt;</text:span></text:p>
        <text:p text:style-name="P56"><text:span text:style-name="T31"><text:s text:c="4"/>&lt;table:table-column table:style-name="Table2.A"/&gt;</text:span></text:p>
        <text:p text:style-name="P56"><text:span text:style-name="T31"><text:s text:c="4"/>&lt;table:table-column table:style-name="Table2.B"/&gt;</text:span></text:p>
        <text:p text:style-name="P56"><text:span text:style-name="T31"><text:s text:c="4"/>&lt;table:table-column table:style-name="Table2.C"/&gt;</text:span></text:p>
        <text:p text:style-name="P56"><text:span text:style-name="T31"><text:s text:c="4"/>&lt;table:table-column table:style-name="Table2.D"/&gt;</text:span></text:p>
        <text:p text:style-name="P56"><text:span text:style-name="T31"><text:s text:c="4"/>&lt;table:table-row&gt;</text:span></text:p>
        <text:p text:style-name="P56"><text:span text:style-name="T31"><text:s text:c="6"/>&lt;table:table-cell table:style-name="Table2.A1" office:value-type="string"&gt;</text:span></text:p>
        <text:p text:style-name="P56"><text:span text:style-name="T31"><text:s text:c="8"/>&lt;text:p text:style-name="P15"&gt;Created:&lt;/text:p&gt;</text:span></text:p>
        <text:p text:style-name="P56"><text:span text:style-name="T31"><text:s text:c="6"/>&lt;/table:table-cell&gt;</text:span></text:p>
        <text:p text:style-name="P56"><text:span text:style-name="T31"><text:s text:c="6"/>&lt;table:table-cell table:style-name="Table2.A1" office:value-type="string"&gt;</text:span></text:p>
        <text:p text:style-name="P56"><text:span text:style-name="T31"><text:s text:c="8"/>&lt;text:p text:style-name="P15"&gt;[[package.created]]&lt;/text:p&gt;</text:span></text:p>
        <text:p text:style-name="P56"><text:span text:style-name="T31"><text:s text:c="6"/>&lt;/table:table-cell&gt;</text:span></text:p>
        <text:p text:style-name="P56"><text:soft-page-break/><text:span text:style-name="T31"><text:s text:c="6"/>&lt;table:table-cell table:style-name="Table2.A1" office:value-type="string"&gt;</text:span></text:p>
        <text:p text:style-name="P56"><text:span text:style-name="T31"><text:s text:c="8"/>&lt;text:p text:style-name="P15"&gt;Creator: &lt;/text:p&gt;</text:span></text:p>
        <text:p text:style-name="P56"><text:span text:style-name="T31"><text:s text:c="6"/>&lt;/table:table-cell&gt;</text:span></text:p>
        <text:p text:style-name="P56"><text:span text:style-name="T31"><text:s text:c="6"/>&lt;table:table-cell table:style-name="Table2.A1" office:value-type="string"&gt;</text:span></text:p>
        <text:p text:style-name="P56"><text:span text:style-name="T31"><text:s text:c="8"/>&lt;text:p text:style-name="P15"&gt;[[package.creator]]&lt;/text:p&gt;</text:span></text:p>
        <text:p text:style-name="P56"><text:span text:style-name="T31"><text:s text:c="6"/>&lt;/table:table-cell&gt;</text:span></text:p>
        <text:p text:style-name="P56"><text:span text:style-name="T31"><text:s text:c="4"/>&lt;/table:table-row&gt;</text:span></text:p>
        <text:p text:style-name="P56"><text:span text:style-name="T31"><text:s text:c="4"/>&lt;table:table-row&gt;</text:span></text:p>
        <text:p text:style-name="P56"><text:span text:style-name="T31"><text:s text:c="6"/>&lt;table:table-cell table:style-name="Table2.A1" office:value-type="string"&gt;</text:span></text:p>
        <text:p text:style-name="P56"><text:span text:style-name="T31"><text:s text:c="8"/>&lt;text:p text:style-name="P15"&gt;Modified:&lt;/text:p&gt;</text:span></text:p>
        <text:p text:style-name="P56"><text:span text:style-name="T31"><text:s text:c="6"/>&lt;/table:table-cell&gt;</text:span></text:p>
        <text:p text:style-name="P56"><text:span text:style-name="T31"><text:s text:c="6"/>&lt;table:table-cell table:style-name="Table2.A1" office:value-type="string"&gt;</text:span></text:p>
        <text:p text:style-name="P56"><text:span text:style-name="T31"><text:s text:c="8"/>&lt;text:p text:style-name="P15"&gt;[[package.modified]]&lt;/text:p&gt;</text:span></text:p>
        <text:p text:style-name="P56"><text:span text:style-name="T31"><text:s text:c="6"/>&lt;/table:table-cell&gt;</text:span></text:p>
        <text:p text:style-name="P56"><text:span text:style-name="T31"><text:s text:c="6"/>&lt;table:table-cell table:style-name="Table2.A1" office:value-type="string"&gt;</text:span></text:p>
        <text:p text:style-name="P56"><text:span text:style-name="T31"><text:s text:c="8"/>&lt;text:p text:style-name="P15"&gt;Last Editor:&lt;/text:p&gt;</text:span></text:p>
        <text:p text:style-name="P56"><text:span text:style-name="T31"><text:s text:c="6"/>&lt;/table:table-cell&gt;</text:span></text:p>
        <text:p text:style-name="P56"><text:span text:style-name="T31"><text:s text:c="6"/>&lt;table:table-cell table:style-name="Table2.A1" office:value-type="string"&gt;</text:span></text:p>
        <text:p text:style-name="P56"><text:span text:style-name="T31"><text:s text:c="8"/>&lt;text:p text:style-name="P15"&gt;[[package.last_editor]]&lt;/text:p&gt;</text:span></text:p>
        <text:p text:style-name="P56"><text:span text:style-name="T31"><text:s text:c="6"/>&lt;/table:table-cell&gt;</text:span></text:p>
        <text:p text:style-name="P56"><text:span text:style-name="T31"><text:s text:c="4"/>&lt;/table:table-row&gt;</text:span></text:p>
        <text:p text:style-name="P56"><text:span text:style-name="T31"><text:s text:c="2"/>&lt;/table:table&gt;</text:span></text:p>
        <text:p text:style-name="P56"><text:span text:style-name="T31"><text:s text:c="2"/>&lt;text:p text:style-name="Standard"/&gt;</text:span></text:p>
        <text:p text:style-name="P56"><text:span text:style-name="T31"><text:s text:c="2"/>&lt;text:p text:style-name="Standard"&gt;[[package.note]]&lt;/text:p&gt;</text:span></text:p>
        <text:p text:style-name="P56"><text:span text:style-name="T31"><text:s text:c="2"/>&lt;text:p text:style-name="Standard"/&gt;</text:span></text:p>
        <text:p text:style-name="P55"><text:span text:style-name="T22"><text:s text:c="2"/>«EXPAND package(outlineLevel + 1) FOREACH this.nestedPackage»</text:span></text:p>
        <text:p text:style-name="P55"><text:span text:style-name="T22">«ENDDEFINE»</text:span></text:p>
        <text:list xml:id="list1653322338" text:continue-numbering="true" text:style-name="L10">
          <text:list-header>
            <text:p text:style-name="P57"><text:span text:style-name="T17">Modify the function body in the following way:</text:span></text:p>
          </text:list-header>
        </text:list>
        <text:list xml:id="list1924867244" text:style-name="L15">
          <text:list-item>
            <text:p text:style-name="P47"><text:span text:style-name="T17">Output the given outline level</text:span></text:p>
          </text:list-item>
          <text:list-item>
            <text:p text:style-name="P48"><text:span text:style-name="T19">Replace all variables by the appropriate Xpand code:</text:span></text:p>
            <text:p text:style-name="P47"><text:soft-page-break/><text:span text:style-name="T23">[[model.name]]</text:span><text:span text:style-name="T17"> is replaced by </text:span><text:span text:style-name="T22">«this.getFirstPackageName()»</text:span></text:p>
          </text:list-item>
        </text:list>
        <text:p text:style-name="P11">Step 4: Test and Debu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Bitstream Charter" svg:font-family="'Bitstream Charter'"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Standard">
      <style:paragraph-properties fo:margin-left="0.25in" fo:margin-right="0.25in" fo:text-indent="0in" style:auto-text-indent="false"/>
    </style:style>
    <style:style style:name="Preformatted" style:family="paragraph" style:parent-style-name="Normal"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in" fo:margin-right="0in" fo:text-indent="0.2362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193in" fo:border="0.0008in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Document Templat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08in" fo:min-width="0.0161in" draw:z-index="3"><draw:text-box fo:min-height="0.1457in"><text:p text:style-name="Footer"><text:span text:style-name="Page_20_Number"><text:page-number text:select-page="current">13</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Creating a Chronos Document Template</dc:title>
    <dc:description>This document explains how to create a template for the Chronos document generator. </dc:description>
    <dc:subject>Introduction to MDA</dc:subject>
    <meta:creation-date>2010-11-18T11:35:44</meta:creation-date>
    <meta:editing-cycles>126</meta:editing-cycles>
    <meta:editing-duration>PT17H24M28S</meta:editing-duration>
    <meta:initial-creator>Ingo Herwig</meta:initial-creator>
    <dc:date>2010-11-22T20:31:10</dc:date>
    <dc:creator>Ingo Herwig</dc:creator>
    <meta:document-statistic meta:table-count="2" meta:image-count="0" meta:object-count="0" meta:page-count="13" meta:paragraph-count="205" meta:word-count="1510" meta:character-count="11919"/>
    <meta:user-defined meta:name="Info 1"/>
    <meta:user-defined meta:name="Info 2"/>
    <meta:user-defined meta:name="Info 3"/>
    <meta:user-defined meta:name="Info 4"/>
    <meta:user-defined meta:name="Lingua">English</meta:user-defined>
    <meta:user-defined meta:name="Progetto">Eliopoli</meta:user-defined>
  </office:meta>
</office:document-meta>
</file>